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font-variant="normal" fo:text-transform="none" fo:color="#500050" fo:letter-spacing="normal"/>
    </style:style>
    <style:style style:name="P2" style:family="paragraph" style:parent-style-name="Standard">
      <style:paragraph-properties fo:orphans="2" fo:widows="2"/>
      <style:text-properties fo:font-variant="normal" fo:text-transform="none" fo:color="#500050" style:font-name="Arial" fo:font-size="12pt" fo:letter-spacing="normal" fo:font-style="normal" fo:font-weight="normal"/>
    </style:style>
    <style:style style:name="P3" style:family="paragraph" style:parent-style-name="Standard">
      <style:paragraph-properties fo:orphans="2" fo:widows="2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500050" style:font-name="Arial" fo:font-size="12pt" fo:letter-spacing="normal" fo:font-style="normal" fo:font-weight="normal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/>
    </style:style>
    <style:style style:name="P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paragraph-rsid="00144a85"/>
    </style:style>
    <style:style style:name="P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normal" officeooo:rsid="0014fba8" officeooo:paragraph-rsid="0014fba8"/>
    </style:style>
    <style:style style:name="P8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14fba8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officeooo:rsid="0016654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/*CRIA TABELA DEPARTAMENTO*/</text:p>
      <text:p text:style-name="P8">CREATE TABLE IF NOT EXISTS INDUSTRIA.DEPARTAMENTO(</text:p>
      <text:p text:style-name="P8"><text:s text:c="2"/>COD_DEPT VARCHAR(2) NOT NULL PRIMARY KEY,</text:p>
      <text:p text:style-name="P8"><text:s text:c="2"/>NOME VARCHAR(30) NOT NULL);</text:p>
      <text:p text:style-name="P8"/>
      <text:p text:style-name="P8">/*CRIA A TABLE FUNCIONARIO*/</text:p>
      <text:p text:style-name="P8">CREATE TABLE IF NOT EXISTS INDUSTRIA.FUNCIONARIO(</text:p>
      <text:p text:style-name="P8"><text:s text:c="2"/>CPF VARCHAR(14) NOT NULL PRIMARY KEY,</text:p>
      <text:p text:style-name="P8"><text:s text:c="2"/>COD_DEPT_FK VARCHAR(2) NOT NULL,</text:p>
      <text:p text:style-name="P8"><text:s text:c="2"/>COD_CARGO_FK VARCHAR(2) NOT NULL,</text:p>
      <text:p text:style-name="P8"><text:s text:c="2"/>NOME_FUNCIO VARCHAR(30) NOT NULL);</text:p>
      <text:p text:style-name="P8"/>
      <text:p text:style-name="P8">/*CRIA A TABLE CARGO*/</text:p>
      <text:p text:style-name="P8">CREATE TABLE IF NOT EXISTS INDUSTRIA.CARGO(</text:p>
      <text:p text:style-name="P8"><text:s text:c="2"/>COD_CARGO VARCHAR(2) NOT NULL PRIMARY KEY,</text:p>
      <text:p text:style-name="P8"><text:s text:c="2"/>NOME_CARGO VARCHAR(30) NOT NULL,</text:p>
      <text:p text:style-name="P8"><text:s text:c="2"/>SALARIO FLOAT NOT NULL);</text:p>
      <text:p text:style-name="P8"/>
      <text:p text:style-name="P8">/*CRIA A TABELA COMPRA*/</text:p>
      <text:p text:style-name="P8">CREATE TABLE IF NOT EXISTS INDUSTRIA.COMPRA(</text:p>
      <text:p text:style-name="P8"><text:s text:c="2"/>COD_COMPRA VARCHAR(6) NOT NULL PRIMARY KEY,</text:p>
      <text:p text:style-name="P8"><text:s text:c="2"/>COD_DEPT_FK VARCHAR(2) NOT NULL,</text:p>
      <text:p text:style-name="P8"><text:s text:c="2"/>VALOR_TOTAL FLOAT NOT NULL);</text:p>
      <text:p text:style-name="P8"/>
      <text:p text:style-name="P8">/*CRIA A TABELA COMPRA_TEM_INSUMO*/</text:p>
      <text:p text:style-name="P8">CREATE TABLE IF NOT EXISTS INDUSTRIA.COMPRA_TEM_INSUMO(</text:p>
      <text:p text:style-name="P8"><text:s text:c="2"/>QUANTIDADE INTEGER NOT NULL,</text:p>
      <text:p text:style-name="P8"><text:s text:c="2"/>COD_COMPRA_FK VARCHAR(6) NOT NULL,</text:p>
      <text:p text:style-name="P8"><text:s text:c="2"/>COD_INSUMO_FK VARCHAR(6) NOT NULL);</text:p>
      <text:p text:style-name="P8"><text:s text:c="2"/></text:p>
      <text:p text:style-name="P8">/*CRIA A TABELA INSUMO*/ <text:s/></text:p>
      <text:p text:style-name="P8">CREATE TABLE IF NOT EXISTS INDUSTRIA.INSUMO(</text:p>
      <text:p text:style-name="P8"><text:s text:c="2"/>COD_INSUMO VARCHAR(6) NOT NULL PRIMARY KEY,</text:p>
      <text:p text:style-name="P8"><text:s text:c="2"/>COD_ESTOQUE_INSUMO_FK VARCHAR(6)NOT NULL,</text:p>
      <text:p text:style-name="P8"><text:s text:c="2"/>CNPJ_FORNEC_FK VARCHAR(18) NOT NULL,</text:p>
      <text:p text:style-name="P8"><text:s text:c="2"/>PRECO_UNITARIO FLOAT NOT NULL,</text:p>
      <text:p text:style-name="P8"><text:s text:c="2"/>NOME_INSUMO VARCHAR(30) NOT NULL);</text:p>
      <text:p text:style-name="P8"/>
      <text:p text:style-name="P8">/*CRIA A TABELA FORNECEDOR*/</text:p>
      <text:p text:style-name="P8">CREATE TABLE IF NOT EXISTS INDUSTRIA.FORNECEDOR(</text:p>
      <text:p text:style-name="P8"><text:s text:c="2"/>CNPJ_FORNEC VARCHAR(18) NOT NULL PRIMARY KEY,</text:p>
      <text:p text:style-name="P8"><text:s text:c="2"/>NOME VARCHAR(30) NOT NULL,</text:p>
      <text:p text:style-name="P8"><text:s text:c="2"/>TELEFONE VARCHAR(9) NOT NULL,</text:p>
      <text:p text:style-name="P8"><text:s text:c="2"/>CIDADE VARCHAR(30) NOT NULL,</text:p>
      <text:p text:style-name="P8"><text:s text:c="2"/>RUA VARCHAR(30) NOT NULL,</text:p>
      <text:p text:style-name="P8"><text:s text:c="2"/>QUADRA VARCHAR(4));</text:p>
      <text:p text:style-name="P8"/>
      <text:p text:style-name="P8">/*CRIA A TABELA ESTOQUE_PRODUTO*/</text:p>
      <text:p text:style-name="P8">CREATE TABLE IF NOT EXISTS INDUSTRIA.ESTOQUE_PRODUTO(</text:p>
      <text:p text:style-name="P8"><text:s text:c="2"/>COD_ESTOQUE_PRODUTO VARCHAR(6) NOT NULL PRIMARY KEY);</text:p>
      <text:p text:style-name="P8"/>
      <text:p text:style-name="P8">/*CRIA A TABELA ESTOQUE_INSUMO*/</text:p>
      <text:p text:style-name="P8"><text:soft-page-break/>CREATE TABLE IF NOT EXISTS INDUSTRIA.ESTOQUE_INSUMO(</text:p>
      <text:p text:style-name="P8"><text:s text:c="2"/>COD_ESTOQUE_INSUMO VARCHAR(6) NOT NULL PRIMARY KEY);</text:p>
      <text:p text:style-name="P8"/>
      <text:p text:style-name="P8">/*CRIA A TABELA PRODUTO*/</text:p>
      <text:p text:style-name="P8">CREATE TABLE IF NOT EXISTS INDUSTRIA.PRODUTO(</text:p>
      <text:p text:style-name="P8"><text:s text:c="2"/>COD_PRODUTO VARCHAR(6) NOT NULL PRIMARY KEY,</text:p>
      <text:p text:style-name="P8"><text:s text:c="2"/>COD_ESTOQUE_PRODUTO_FK VARCHAR(6) NOT NULL,</text:p>
      <text:p text:style-name="P8"><text:s text:c="2"/>PRECO_UNITARIO FLOAT NOT NULL,</text:p>
      <text:p text:style-name="P8"><text:s text:c="2"/>NOME_PRODUTO VARCHAR(30) NOT NULL);</text:p>
      <text:p text:style-name="P8"/>
      <text:p text:style-name="P8">/*CRIA A TABELA VENDA*/</text:p>
      <text:p text:style-name="P8">CREATE TABLE IF NOT EXISTS INDUSTRIA.VENDA(</text:p>
      <text:p text:style-name="P8"><text:s text:c="2"/>COD_VENDA VARCHAR(6) NOT NULL PRIMARY KEY,</text:p>
      <text:p text:style-name="P8"><text:s text:c="2"/>COD_DEPT_FK VARCHAR(2) NOT NULL,</text:p>
      <text:p text:style-name="P8"><text:s text:c="2"/>VALOR_TOTAL FLOAT NOT NULL);</text:p>
      <text:p text:style-name="P8"/>
      <text:p text:style-name="P8">/*CRIA A TABELA VENDA_TEM_PRODUTO */</text:p>
      <text:p text:style-name="P8">CREATE TABLE IF NOT EXISTS INDUSTRIA.VENDA_TEM_PRODUTO(</text:p>
      <text:p text:style-name="P8"><text:s text:c="2"/>COD_VENDA_FK VARCHAR(6) NOT NULL,</text:p>
      <text:p text:style-name="P8"><text:s text:c="2"/>QUANTIDADE INTEGER NOT NULL,</text:p>
      <text:p text:style-name="P8"><text:s text:c="2"/>COD_PRODUTO_FK VARCHAR(6) NOT NULL);</text:p>
      <text:p text:style-name="P8"/>
      <text:p text:style-name="P8">/*CRIA A TABELA PRODUTO_TEM_CLIENTE*/</text:p>
      <text:p text:style-name="P8">CREATE TABLE IF NOT EXISTS INDUSTRIA.PRODUTO_TEM_CLIENTE(</text:p>
      <text:p text:style-name="P8"><text:s text:c="2"/>CNPJ_CLIENTE_FK VARCHAR(18) NOT NULL,</text:p>
      <text:p text:style-name="P8"><text:s text:c="2"/>COD_PRODUTO_FK1 VARCHAR(6) NOT NULL);</text:p>
      <text:p text:style-name="P8"><text:s text:c="2"/></text:p>
      <text:p text:style-name="P8">/*CRIA A TABELA CLIENTE*/ <text:s/></text:p>
      <text:p text:style-name="P8">CREATE TABLE IF NOT EXISTS INDUSTRIA.CLIENTE(</text:p>
      <text:p text:style-name="P8"><text:s text:c="2"/>CNPJ_CLIENTE VARCHAR(18) NOT NULL PRIMARY KEY, <text:s/></text:p>
      <text:p text:style-name="P8"><text:s text:c="2"/>NOME VARCHAR(30) NOT NULL,</text:p>
      <text:p text:style-name="P8"><text:s text:c="2"/>TELEFONE VARCHAR(9) NOT NULL,</text:p>
      <text:p text:style-name="P8"><text:s text:c="2"/>CIDADE VARCHAR(30) NOT NULL,</text:p>
      <text:p text:style-name="P8"><text:s text:c="2"/>RUA VARCHAR(30) NOT NULL,</text:p>
      <text:p text:style-name="P8"><text:s text:c="2"/>QUADRA VARCHAR(4));</text:p>
      <text:p text:style-name="P8"/>
      <text:p text:style-name="P8">/*ALTERA A TABELA FUNCIONARIO E CRIA CHAVE ESTRANGEIRA REFERENCIANDO A TABELA DEPARTAMENTO*/</text:p>
      <text:p text:style-name="P8">ALTER TABLE INDUSTRIA.FUNCIONARIO</text:p>
      <text:p text:style-name="P8">ADD CONSTRAINT FK FOREIGN KEY (COD_DEPT_FK) REFERENCES INDUSTRIA.DEPARTAMENTO(COD_DEPT);</text:p>
      <text:p text:style-name="P8"/>
      <text:p text:style-name="P8">/*ALTERA A TABELA FUNCIONARIO E CRIA CHAVE ESTRANGEIRA REFERENCIANDO A TABELA CARGO*/</text:p>
      <text:p text:style-name="P8">ALTER TABLE INDUSTRIA.FUNCIONARIO</text:p>
      <text:p text:style-name="P8">ADD CONSTRAINT FK1 FOREIGN KEY (COD_CARGO_FK) REFERENCES INDUSTRIA.CARGO(COD_CARGO);</text:p>
      <text:p text:style-name="P8"/>
      <text:p text:style-name="P8">/*ALTERA A TABELA COMPRA E CRIA CHAVE ESTRANGEIRA REFERENCIANDO A TABELA DEPARTAMENTO*/</text:p>
      <text:p text:style-name="P8">ALTER TABLE INDUSTRIA.COMPRA</text:p>
      <text:p text:style-name="P8"><text:soft-page-break/>ADD CONSTRAINT FK2 FOREIGN KEY (COD_DEPT_FK) REFERENCES INDUSTRIA.DEPARTAMENTO(COD_DEPT);</text:p>
      <text:p text:style-name="P8"/>
      <text:p text:style-name="P8">/*ALTERA A TABLE COMPRA_TEM_INSUMO E CRIA A CHAVE ESTRANGEIRA REFERENCIANDO A TABELA COMPRA*/</text:p>
      <text:p text:style-name="P8">ALTER TABLE INDUSTRIA.COMPRA_TEM_INSUMO</text:p>
      <text:p text:style-name="P8">ADD CONSTRAINT FK3 FOREIGN KEY (COD_COMPRA_FK) REFERENCES INDUSTRIA.COMPRA(COD_COMPRA);</text:p>
      <text:p text:style-name="P8"/>
      <text:p text:style-name="P8">/*ALTERA A TABELA COMPRA_TEM_INSUMO E CRIA CHAVE ESTRANGEIRA REFERENCIANDO A TABELA INSUMO */</text:p>
      <text:p text:style-name="P8">ALTER TABLE INDUSTRIA.COMPRA_TEM_INSUMO</text:p>
      <text:p text:style-name="P8">ADD CONSTRAINT FK4 FOREIGN KEY (COD_INSUMO_FK) REFERENCES INDUSTRIA.INSUMO(COD_INSUMO);</text:p>
      <text:p text:style-name="P8"/>
      <text:p text:style-name="P8">/*ALTERA A TABELA INSUMO E CRIA A CHAVE ENTRANGEIRA REFERENCIANDO FORNECEDOR*/</text:p>
      <text:p text:style-name="P8">ALTER TABLE INDUSTRIA.INSUMO</text:p>
      <text:p text:style-name="P8">ADD CONSTRAINT FK5 FOREIGN KEY (CNPJ_FORNEC_FK) REFERENCES INDUSTRIA.FORNECEDOR(CNPJ_FORNEC);</text:p>
      <text:p text:style-name="P8"/>
      <text:p text:style-name="P8">/*ALTERA A TABELA INSUMO E CRIA CHAVE ESTRANGEIRA REFERENCIANDO A TABELA ESTOQUE_INSUMO*/</text:p>
      <text:p text:style-name="P8">ALTER TABLE INDUSTRIA.INSUMO</text:p>
      <text:p text:style-name="P8">ADD CONSTRAINT FK6 FOREIGN KEY (COD_ESTOQUE_INSUMO_FK) REFERENCES INDUSTRIA.ESTOQUE_INSUMO(COD_ESTOQUE_INSUMO);</text:p>
      <text:p text:style-name="P8"/>
      <text:p text:style-name="P8">/*ALTERA A TABELA INSUMO E CRIA CHAVE ESTRANGEIRA REFERENCIANDO A TABELA ESTOQUE_PRODUTO*/</text:p>
      <text:p text:style-name="P8">ALTER TABLE INDUSTRIA.PRODUTO</text:p>
      <text:p text:style-name="P8">ADD CONSTRAINT FK7 FOREIGN KEY (COD_ESTOQUE_PRODUTO_FK) REFERENCES INDUSTRIA.ESTOQUE_PRODUTO(COD_ESTOQUE_PRODUTO);</text:p>
      <text:p text:style-name="P8"/>
      <text:p text:style-name="P8">/*ALTERA A TABLE VENDA E CRIA CHAVE ESTRANGEIRA REFERENCIANDO A TABELA DEPARTAMENTO*/</text:p>
      <text:p text:style-name="P8">ALTER TABLE INDUSTRIA.VENDA</text:p>
      <text:p text:style-name="P8">ADD CONSTRAINT FK8 FOREIGN KEY (COD_DEPT_FK) REFERENCES INDUSTRIA.DEPARTAMENTO(COD_DEPT);</text:p>
      <text:p text:style-name="P8"/>
      <text:p text:style-name="P8">/*ALTERA A TABELA VENDA_TEM_PRODUTO E CRIA CHAVE ESTRANGEIRA REFERENCIANDO A TABELA VENDA*/</text:p>
      <text:p text:style-name="P8">ALTER TABLE INDUSTRIA.VENDA_TEM_PRODUTO</text:p>
      <text:p text:style-name="P8">ADD CONSTRAINT FK9 FOREIGN KEY (COD_VENDA_FK) REFERENCES INDUSTRIA.VENDA(COD_VENDA);</text:p>
      <text:p text:style-name="P8"/>
      <text:p text:style-name="P8">/* ALTERA A TABELA VENDA_TEM_PRODUTO E CRIA CHAVE ESTRANGEIRA REFERENCIANDO A TABELA PRODUTO*/</text:p>
      <text:p text:style-name="P8">ALTER TABLE INDUSTRIA.VENDA_TEM_PRODUTO</text:p>
      <text:p text:style-name="P8">ADD CONSTRAINT FK10 FOREIGN KEY (COD_PRODUTO_FK) REFERENCES INDUSTRIA.PRODUTO(COD_PRODUTO);</text:p>
      <text:p text:style-name="P8"/>
      <text:p text:style-name="P8"><text:soft-page-break/>/*ALTERA A TABELA PRODUTO_TEM_CLIENTE E CRIA CHAVE ESTRANGEIRA REFERENCIANDO A TABELA CLIENTE*/</text:p>
      <text:p text:style-name="P8">ALTER TABLE INDUSTRIA.PRODUTO_TEM_CLIENTE</text:p>
      <text:p text:style-name="P8">ADD CONSTRAINT FK11 FOREIGN KEY (CNPJ_CLIENTE_FK) REFERENCES INDUSTRIA.CLIENTE(CNPJ_CLIENTE);</text:p>
      <text:p text:style-name="P8"/>
      <text:p text:style-name="P8">/*ALTERA A TABELA PRODUTO_TEM_CLIENTE E CRIA CHAVE ESTRANGEIRA REFERENCIANDO A TABELA PRODUTO*/</text:p>
      <text:p text:style-name="P8">ALTER TABLE INDUSTRIA.PRODUTO_TEM_CLIENTE</text:p>
      <text:p text:style-name="P8">ADD CONSTRAINT FK12 FOREIGN KEY (COD_PRODUTO_FK1) REFERENCES INDUSTRIA.PRODUTO(COD_PRODUTO);</text:p>
      <text:p text:style-name="P8"/>
      <text:p text:style-name="P8">INSERT INTO INDUSTRIA.DEPARTAMENTO</text:p>
      <text:p text:style-name="P8">VALUES ('1','COMPRAS'), ('2','VENDAS');</text:p>
      <text:p text:style-name="P8"/>
      <text:p text:style-name="P8">INSERT INTO INDUSTRIA.FUNCIONARIO</text:p>
      <text:p text:style-name="P8">VALUES ('339.137.093-98','1','1','Daniel'),</text:p>
      <text:p text:style-name="P8"><text:tab/>('415.488.328-39','1','2','Cauã '),</text:p>
      <text:p text:style-name="P8"><text:tab/>('060.491.359-16','1','2','Levi'),</text:p>
      <text:p text:style-name="P8"><text:tab/>('264.200.857-64','1','2','Gabriela'),</text:p>
      <text:p text:style-name="P8"><text:tab/>('421.289.567-65','1','2','Luiza'),</text:p>
      <text:p text:style-name="P8"><text:tab/>('736.828.922-90','2','3','Benedita'),</text:p>
      <text:p text:style-name="P8"><text:tab/>('748.448.080-01','2','4','Terezinha'),</text:p>
      <text:p text:style-name="P8"><text:tab/>('801.933.133-67','2','4','Marcos'),</text:p>
      <text:p text:style-name="P8"><text:tab/>('566.110.557-62','2','4','José'),</text:p>
      <text:p text:style-name="P8"><text:tab/>('306.961.180-09','2','4','Roberto'),</text:p>
      <text:p text:style-name="P8"><text:tab/>('180.952.151-39','1','5','Marco'),</text:p>
      <text:p text:style-name="P8"><text:tab/>('611.950.426-55','2','5','Vera');</text:p>
      <text:p text:style-name="P8"/>
      <text:p text:style-name="P8"><text:tab/></text:p>
      <text:p text:style-name="P8">INSERT INTO INDUSTRIA.CARGO</text:p>
      <text:p text:style-name="P8">VALUES ('1','GERENTE COMPRAS',2500),</text:p>
      <text:p text:style-name="P8"><text:tab/>('2','COMPRAS',2500),</text:p>
      <text:p text:style-name="P8"><text:tab/>('3','GERENTE VENDAS',2500),</text:p>
      <text:p text:style-name="P8"><text:tab/>('4','VENDEDOR',2500),</text:p>
      <text:p text:style-name="P8"><text:tab/>('5','ESTOQUISTA',2500);</text:p>
      <text:p text:style-name="P8"/>
      <text:p text:style-name="P8">INSERT INTO INDUSTRIA.COMPRA</text:p>
      <text:p text:style-name="P8">VALUES('1','1',350),</text:p>
      <text:p text:style-name="P8"><text:tab/>('2','1',750),</text:p>
      <text:p text:style-name="P8"><text:tab/>('3','1',110),</text:p>
      <text:p text:style-name="P8"><text:tab/>('4','1',2220);</text:p>
      <text:p text:style-name="P8"/>
      <text:p text:style-name="P8">INSERT INTO INDUSTRIA.INSUMO</text:p>
      <text:p text:style-name="P8">VALUES('1','100000','86.521.991/0001-73',0.35,'FERRO'),</text:p>
      <text:p text:style-name="P8"><text:tab/>('2','200000','01.126.640/0001-05',0.75,'CARVÃO'),</text:p>
      <text:p text:style-name="P8"><text:tab/>('3','300000','72.934.925/0001-10',0.11,'BAUXITA'),</text:p>
      <text:p text:style-name="P8"><text:tab/>('4','400000','37.041.881/0001-07',2.22,'SODA CÁUSTICA');</text:p>
      <text:p text:style-name="P8"><text:tab/></text:p>
      <text:p text:style-name="P8">INSERT INTO INDUSTRIA.FORNECEDOR</text:p>
      <text:p text:style-name="P8">VALUES ('86.521.991/0001-73','FERRO MELLO LTDA','2222-2222','BRASILIA','AFONSO PENA','112'),</text:p>
      <text:p text:style-name="P8"><text:soft-page-break/><text:tab/>('01.126.640/0001-05','CARVÃO BARRETO S.A.','3333-3333','BRASILIA','MARECHAL DEODORO','324'),</text:p>
      <text:p text:style-name="P8"><text:tab/>('72.934.925/0001-10','BAUXITA FEDERAL S.A.','4444-4444','RIO DE JANEIRO','CASTELO BRANCO','214'),</text:p>
      <text:p text:style-name="P8"><text:tab/>('37.041.881/0001-07','SODA KOL LTDA','5555-5555','GOIÂNIA','AVENIDA DO SOL','890');</text:p>
      <text:p text:style-name="P8"/>
      <text:p text:style-name="P8">INSERT INTO INDUSTRIA.ESTOQUE_INSUMO</text:p>
      <text:p text:style-name="P8">VALUES('100000'),('200000'),('300000'),('400000');</text:p>
      <text:p text:style-name="P8"/>
      <text:p text:style-name="P8"><text:tab/>SELECT * FROM INDUSTRIA.FUNCIONARI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3T17:50:29.876300820</meta:creation-date>
    <dc:date>2018-11-27T15:08:02.757566348</dc:date>
    <meta:editing-duration>PT38M48S</meta:editing-duration>
    <meta:editing-cycles>4</meta:editing-cycles>
    <meta:generator>LibreOffice/6.0.6.2$Linux_X86_64 LibreOffice_project/00m0$Build-2</meta:generator>
    <meta:document-statistic meta:table-count="0" meta:image-count="0" meta:object-count="0" meta:page-count="5" meta:paragraph-count="156" meta:word-count="722" meta:character-count="7140" meta:non-whitespace-character-count="6441"/>
  </office:meta>
</office:document-meta>
</file>